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5.997cm" svg:height="9.004cm" svg:x="26.515cm" svg:y="7.278cm">
            <draw:object draw:notify-on-update-of-ranges="List1.F2:List1.F26 List1.G2:List1.G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fa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2*PI() * [.C2]/[.$B$4]" office:value-type="float" office:value="0" calcext:value-type="float">
            <text:p>0</text:p>
          </table:table-cell>
          <table:table-cell table:formula="of:=COS([.D2])*[.$A$2] + [.$A$4]" office:value-type="float" office:value="-200" calcext:value-type="float">
            <text:p>-200</text:p>
          </table:table-cell>
          <table:table-cell table:formula="of:=CEILING([.D2])" office:value-type="float" office:value="0" calcext:value-type="float">
            <text:p>0</text:p>
          </table:table-cell>
          <table:table-cell table:formula="of:=CEILING([.E2])"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formula="of:=2*PI() * [.C3]/[.$B$4]" office:value-type="float" office:value="0.261799387799149" calcext:value-type="float">
            <text:p>0,261799387799149</text:p>
          </table:table-cell>
          <table:table-cell table:formula="of:=COS([.D3])*[.$A$2] + [.$A$4]" office:value-type="float" office:value="-193.185165257814" calcext:value-type="float">
            <text:p>-193,185165257814</text:p>
          </table:table-cell>
          <table:table-cell table:formula="of:=CEILING([.D3]*[.$B$2])" office:value-type="float" office:value="171" calcext:value-type="float">
            <text:p>171</text:p>
          </table:table-cell>
          <table:table-cell table:formula="of:=CEILING([.E3])" office:value-type="float" office:value="-193" calcext:value-type="float">
            <text:p>-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2*PI() * [.C4]/[.$B$4]" office:value-type="float" office:value="0.523598775598299" calcext:value-type="float">
            <text:p>0,523598775598299</text:p>
          </table:table-cell>
          <table:table-cell table:formula="of:=COS([.D4])*[.$A$2] + [.$A$4]" office:value-type="float" office:value="-173.205080756888" calcext:value-type="float">
            <text:p>-173,205080756888</text:p>
          </table:table-cell>
          <table:table-cell table:formula="of:=CEILING([.D4]*[.$B$2])" office:value-type="float" office:value="341" calcext:value-type="float">
            <text:p>341</text:p>
          </table:table-cell>
          <table:table-cell table:formula="of:=CEILING([.E4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2*PI() * [.C5]/[.$B$4]" office:value-type="float" office:value="0.785398163397448" calcext:value-type="float">
            <text:p>0,785398163397448</text:p>
          </table:table-cell>
          <table:table-cell table:formula="of:=COS([.D5])*[.$A$2] + [.$A$4]" office:value-type="float" office:value="-141.42135623731" calcext:value-type="float">
            <text:p>-141,42135623731</text:p>
          </table:table-cell>
          <table:table-cell table:formula="of:=CEILING([.D5]*[.$B$2])" office:value-type="float" office:value="511" calcext:value-type="float">
            <text:p>511</text:p>
          </table:table-cell>
          <table:table-cell table:formula="of:=CEILING([.E5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2*PI() * [.C6]/[.$B$4]" office:value-type="float" office:value="1.0471975511966" calcext:value-type="float">
            <text:p>1,0471975511966</text:p>
          </table:table-cell>
          <table:table-cell table:formula="of:=COS([.D6])*[.$A$2] + [.$A$4]" office:value-type="float" office:value="-100" calcext:value-type="float">
            <text:p>-100</text:p>
          </table:table-cell>
          <table:table-cell table:formula="of:=CEILING([.D6]*[.$B$2])" office:value-type="float" office:value="681" calcext:value-type="float">
            <text:p>681</text:p>
          </table:table-cell>
          <table:table-cell table:formula="of:=CEILING([.E6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2*PI() * [.C7]/[.$B$4]" office:value-type="float" office:value="1.30899693899575" calcext:value-type="float">
            <text:p>1,30899693899575</text:p>
          </table:table-cell>
          <table:table-cell table:formula="of:=COS([.D7])*[.$A$2] + [.$A$4]" office:value-type="float" office:value="-51.7638090205042" calcext:value-type="float">
            <text:p>-51,7638090205042</text:p>
          </table:table-cell>
          <table:table-cell table:formula="of:=CEILING([.D7]*[.$B$2])" office:value-type="float" office:value="851" calcext:value-type="float">
            <text:p>851</text:p>
          </table:table-cell>
          <table:table-cell table:formula="of:=CEILING([.E7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2*PI() * [.C8]/[.$B$4]" office:value-type="float" office:value="1.5707963267949" calcext:value-type="float">
            <text:p>1,5707963267949</text:p>
          </table:table-cell>
          <table:table-cell table:formula="of:=COS([.D8])*[.$A$2] + [.$A$4]" office:value-type="float" office:value="-0.0000000000000122464679914735" calcext:value-type="float">
            <text:p>-1,22464679914735E-14</text:p>
          </table:table-cell>
          <table:table-cell table:formula="of:=CEILING([.D8]*[.$B$2])" office:value-type="float" office:value="1022" calcext:value-type="float">
            <text:p>1022</text:p>
          </table:table-cell>
          <table:table-cell table:formula="of:=CEILING([.E8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2*PI() * [.C9]/[.$B$4]" office:value-type="float" office:value="1.83259571459405" calcext:value-type="float">
            <text:p>1,83259571459405</text:p>
          </table:table-cell>
          <table:table-cell table:formula="of:=COS([.D9])*[.$A$2] + [.$A$4]" office:value-type="float" office:value="51.7638090205041" calcext:value-type="float">
            <text:p>51,7638090205041</text:p>
          </table:table-cell>
          <table:table-cell table:formula="of:=CEILING([.D9]*[.$B$2])" office:value-type="float" office:value="1192" calcext:value-type="float">
            <text:p>1192</text:p>
          </table:table-cell>
          <table:table-cell table:formula="of:=CEILING([.E9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2*PI() * [.C10]/[.$B$4]" office:value-type="float" office:value="2.0943951023932" calcext:value-type="float">
            <text:p>2,0943951023932</text:p>
          </table:table-cell>
          <table:table-cell table:formula="of:=COS([.D10])*[.$A$2] + [.$A$4]" office:value-type="float" office:value="100" calcext:value-type="float">
            <text:p>100</text:p>
          </table:table-cell>
          <table:table-cell table:formula="of:=CEILING([.D10]*[.$B$2])" office:value-type="float" office:value="1362" calcext:value-type="float">
            <text:p>1362</text:p>
          </table:table-cell>
          <table:table-cell table:formula="of:=CEILING([.E10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2*PI() * [.C11]/[.$B$4]" office:value-type="float" office:value="2.35619449019235" calcext:value-type="float">
            <text:p>2,35619449019235</text:p>
          </table:table-cell>
          <table:table-cell table:formula="of:=COS([.D11])*[.$A$2] + [.$A$4]" office:value-type="float" office:value="141.421356237309" calcext:value-type="float">
            <text:p>141,421356237309</text:p>
          </table:table-cell>
          <table:table-cell table:formula="of:=CEILING([.D11]*[.$B$2])" office:value-type="float" office:value="1532" calcext:value-type="float">
            <text:p>1532</text:p>
          </table:table-cell>
          <table:table-cell table:formula="of:=CEILING([.E11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2*PI() * [.C12]/[.$B$4]" office:value-type="float" office:value="2.61799387799149" calcext:value-type="float">
            <text:p>2,61799387799149</text:p>
          </table:table-cell>
          <table:table-cell table:formula="of:=COS([.D12])*[.$A$2] + [.$A$4]" office:value-type="float" office:value="173.205080756888" calcext:value-type="float">
            <text:p>173,205080756888</text:p>
          </table:table-cell>
          <table:table-cell table:formula="of:=CEILING([.D12]*[.$B$2])" office:value-type="float" office:value="1702" calcext:value-type="float">
            <text:p>1702</text:p>
          </table:table-cell>
          <table:table-cell table:formula="of:=CEILING([.E12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2*PI() * [.C13]/[.$B$4]" office:value-type="float" office:value="2.87979326579064" calcext:value-type="float">
            <text:p>2,87979326579064</text:p>
          </table:table-cell>
          <table:table-cell table:formula="of:=COS([.D13])*[.$A$2] + [.$A$4]" office:value-type="float" office:value="193.185165257814" calcext:value-type="float">
            <text:p>193,185165257814</text:p>
          </table:table-cell>
          <table:table-cell table:formula="of:=CEILING([.D13]*[.$B$2])" office:value-type="float" office:value="1872" calcext:value-type="float">
            <text:p>1872</text:p>
          </table:table-cell>
          <table:table-cell table:formula="of:=CEILING([.E13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2*PI() * [.C14]/[.$B$4]" office:value-type="float" office:value="3.14159265358979" calcext:value-type="float">
            <text:p>3,14159265358979</text:p>
          </table:table-cell>
          <table:table-cell table:formula="of:=COS([.D14])*[.$A$2] + [.$A$4]" office:value-type="float" office:value="200" calcext:value-type="float">
            <text:p>200</text:p>
          </table:table-cell>
          <table:table-cell table:formula="of:=CEILING([.D14]*[.$B$2])" office:value-type="float" office:value="2043" calcext:value-type="float">
            <text:p>2043</text:p>
          </table:table-cell>
          <table:table-cell table:formula="of:=CEILING([.E14]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2*PI() * [.C15]/[.$B$4]" office:value-type="float" office:value="3.40339204138894" calcext:value-type="float">
            <text:p>3,40339204138894</text:p>
          </table:table-cell>
          <table:table-cell table:formula="of:=COS([.D15])*[.$A$2] + [.$A$4]" office:value-type="float" office:value="193.185165257814" calcext:value-type="float">
            <text:p>193,185165257814</text:p>
          </table:table-cell>
          <table:table-cell table:formula="of:=CEILING([.D15]*[.$B$2])" office:value-type="float" office:value="2213" calcext:value-type="float">
            <text:p>2213</text:p>
          </table:table-cell>
          <table:table-cell table:formula="of:=CEILING([.E15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2*PI() * [.C16]/[.$B$4]" office:value-type="float" office:value="3.66519142918809" calcext:value-type="float">
            <text:p>3,66519142918809</text:p>
          </table:table-cell>
          <table:table-cell table:formula="of:=COS([.D16])*[.$A$2] + [.$A$4]" office:value-type="float" office:value="173.205080756888" calcext:value-type="float">
            <text:p>173,205080756888</text:p>
          </table:table-cell>
          <table:table-cell table:formula="of:=CEILING([.D16]*[.$B$2])" office:value-type="float" office:value="2383" calcext:value-type="float">
            <text:p>2383</text:p>
          </table:table-cell>
          <table:table-cell table:formula="of:=CEILING([.E16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2*PI() * [.C17]/[.$B$4]" office:value-type="float" office:value="3.92699081698724" calcext:value-type="float">
            <text:p>3,92699081698724</text:p>
          </table:table-cell>
          <table:table-cell table:formula="of:=COS([.D17])*[.$A$2] + [.$A$4]" office:value-type="float" office:value="141.42135623731" calcext:value-type="float">
            <text:p>141,42135623731</text:p>
          </table:table-cell>
          <table:table-cell table:formula="of:=CEILING([.D17]*[.$B$2])" office:value-type="float" office:value="2553" calcext:value-type="float">
            <text:p>2553</text:p>
          </table:table-cell>
          <table:table-cell table:formula="of:=CEILING([.E17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2*PI() * [.C18]/[.$B$4]" office:value-type="float" office:value="4.18879020478639" calcext:value-type="float">
            <text:p>4,18879020478639</text:p>
          </table:table-cell>
          <table:table-cell table:formula="of:=COS([.D18])*[.$A$2] + [.$A$4]" office:value-type="float" office:value="100" calcext:value-type="float">
            <text:p>100</text:p>
          </table:table-cell>
          <table:table-cell table:formula="of:=CEILING([.D18]*[.$B$2])" office:value-type="float" office:value="2723" calcext:value-type="float">
            <text:p>2723</text:p>
          </table:table-cell>
          <table:table-cell table:formula="of:=CEILING([.E1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2*PI() * [.C19]/[.$B$4]" office:value-type="float" office:value="4.45058959258554" calcext:value-type="float">
            <text:p>4,45058959258554</text:p>
          </table:table-cell>
          <table:table-cell table:formula="of:=COS([.D19])*[.$A$2] + [.$A$4]" office:value-type="float" office:value="51.7638090205041" calcext:value-type="float">
            <text:p>51,7638090205041</text:p>
          </table:table-cell>
          <table:table-cell table:formula="of:=CEILING([.D19]*[.$B$2])" office:value-type="float" office:value="2893" calcext:value-type="float">
            <text:p>2893</text:p>
          </table:table-cell>
          <table:table-cell table:formula="of:=CEILING([.E19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2*PI() * [.C20]/[.$B$4]" office:value-type="float" office:value="4.71238898038469" calcext:value-type="float">
            <text:p>4,71238898038469</text:p>
          </table:table-cell>
          <table:table-cell table:formula="of:=COS([.D20])*[.$A$2] + [.$A$4]" office:value-type="float" office:value="0.0000000000000367394039744206" calcext:value-type="float">
            <text:p>3,67394039744206E-14</text:p>
          </table:table-cell>
          <table:table-cell table:formula="of:=CEILING([.D20]*[.$B$2])" office:value-type="float" office:value="3064" calcext:value-type="float">
            <text:p>3064</text:p>
          </table:table-cell>
          <table:table-cell table:formula="of:=CEILING([.E20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2*PI() * [.C21]/[.$B$4]" office:value-type="float" office:value="4.97418836818384" calcext:value-type="float">
            <text:p>4,97418836818384</text:p>
          </table:table-cell>
          <table:table-cell table:formula="of:=COS([.D21])*[.$A$2] + [.$A$4]" office:value-type="float" office:value="-51.7638090205041" calcext:value-type="float">
            <text:p>-51,7638090205041</text:p>
          </table:table-cell>
          <table:table-cell table:formula="of:=CEILING([.D21]*[.$B$2])" office:value-type="float" office:value="3234" calcext:value-type="float">
            <text:p>3234</text:p>
          </table:table-cell>
          <table:table-cell table:formula="of:=CEILING([.E21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2*PI() * [.C22]/[.$B$4]" office:value-type="float" office:value="5.23598775598299" calcext:value-type="float">
            <text:p>5,23598775598299</text:p>
          </table:table-cell>
          <table:table-cell table:formula="of:=COS([.D22])*[.$A$2] + [.$A$4]" office:value-type="float" office:value="-100" calcext:value-type="float">
            <text:p>-100</text:p>
          </table:table-cell>
          <table:table-cell table:formula="of:=CEILING([.D22]*[.$B$2])" office:value-type="float" office:value="3404" calcext:value-type="float">
            <text:p>3404</text:p>
          </table:table-cell>
          <table:table-cell table:formula="of:=CEILING([.E22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2*PI() * [.C23]/[.$B$4]" office:value-type="float" office:value="5.49778714378214" calcext:value-type="float">
            <text:p>5,49778714378214</text:p>
          </table:table-cell>
          <table:table-cell table:formula="of:=COS([.D23])*[.$A$2] + [.$A$4]" office:value-type="float" office:value="-141.421356237309" calcext:value-type="float">
            <text:p>-141,421356237309</text:p>
          </table:table-cell>
          <table:table-cell table:formula="of:=CEILING([.D23]*[.$B$2])" office:value-type="float" office:value="3574" calcext:value-type="float">
            <text:p>3574</text:p>
          </table:table-cell>
          <table:table-cell table:formula="of:=CEILING([.E23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2*PI() * [.C24]/[.$B$4]" office:value-type="float" office:value="5.75958653158129" calcext:value-type="float">
            <text:p>5,75958653158129</text:p>
          </table:table-cell>
          <table:table-cell table:formula="of:=COS([.D24])*[.$A$2] + [.$A$4]" office:value-type="float" office:value="-173.205080756888" calcext:value-type="float">
            <text:p>-173,205080756888</text:p>
          </table:table-cell>
          <table:table-cell table:formula="of:=CEILING([.D24]*[.$B$2])" office:value-type="float" office:value="3744" calcext:value-type="float">
            <text:p>3744</text:p>
          </table:table-cell>
          <table:table-cell table:formula="of:=CEILING([.E24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2*PI() * [.C25]/[.$B$4]" office:value-type="float" office:value="6.02138591938044" calcext:value-type="float">
            <text:p>6,02138591938044</text:p>
          </table:table-cell>
          <table:table-cell table:formula="of:=COS([.D25])*[.$A$2] + [.$A$4]" office:value-type="float" office:value="-193.185165257814" calcext:value-type="float">
            <text:p>-193,185165257814</text:p>
          </table:table-cell>
          <table:table-cell table:formula="of:=CEILING([.D25]*[.$B$2])" office:value-type="float" office:value="3914" calcext:value-type="float">
            <text:p>3914</text:p>
          </table:table-cell>
          <table:table-cell table:formula="of:=CEILING([.E25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2*PI() * [.C26]/[.$B$4]" office:value-type="float" office:value="6.28318530717959" calcext:value-type="float">
            <text:p>6,28318530717959</text:p>
          </table:table-cell>
          <table:table-cell table:formula="of:=COS([.D26])*[.$A$2] + [.$A$4]" office:value-type="float" office:value="-200" calcext:value-type="float">
            <text:p>-200</text:p>
          </table:table-cell>
          <table:table-cell table:formula="of:=CEILING([.D26]*[.$B$2])" office:value-type="float" office:value="4085" calcext:value-type="float">
            <text:p>4085</text:p>
          </table:table-cell>
          <table:table-cell table:formula="of:=CEILING([.E26])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2*PI() * [.C27]/[.$B$4]" office:value-type="float" office:value="6.54498469497874" calcext:value-type="float">
            <text:p>6,54498469497874</text:p>
          </table:table-cell>
          <table:table-cell table:formula="of:=COS([.D27])*[.$A$2] + [.$A$4]" office:value-type="float" office:value="-193.185165257814" calcext:value-type="float">
            <text:p>-193,185165257814</text:p>
          </table:table-cell>
          <table:table-cell table:formula="of:=CEILING([.D27]*[.$B$2])" office:value-type="float" office:value="4255" calcext:value-type="float">
            <text:p>4255</text:p>
          </table:table-cell>
          <table:table-cell table:formula="of:=CEILING([.E27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2*PI() * [.C28]/[.$B$4]" office:value-type="float" office:value="6.80678408277789" calcext:value-type="float">
            <text:p>6,80678408277789</text:p>
          </table:table-cell>
          <table:table-cell table:formula="of:=COS([.D28])*[.$A$2] + [.$A$4]" office:value-type="float" office:value="-173.205080756888" calcext:value-type="float">
            <text:p>-173,205080756888</text:p>
          </table:table-cell>
          <table:table-cell table:formula="of:=CEILING([.D28]*[.$B$2])" office:value-type="float" office:value="4425" calcext:value-type="float">
            <text:p>4425</text:p>
          </table:table-cell>
          <table:table-cell table:formula="of:=CEILING([.E28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2*PI() * [.C29]/[.$B$4]" office:value-type="float" office:value="7.06858347057703" calcext:value-type="float">
            <text:p>7,06858347057703</text:p>
          </table:table-cell>
          <table:table-cell table:formula="of:=COS([.D29])*[.$A$2] + [.$A$4]" office:value-type="float" office:value="-141.42135623731" calcext:value-type="float">
            <text:p>-141,42135623731</text:p>
          </table:table-cell>
          <table:table-cell table:formula="of:=CEILING([.D29]*[.$B$2])" office:value-type="float" office:value="4595" calcext:value-type="float">
            <text:p>4595</text:p>
          </table:table-cell>
          <table:table-cell table:formula="of:=CEILING([.E29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2*PI() * [.C30]/[.$B$4]" office:value-type="float" office:value="7.33038285837618" calcext:value-type="float">
            <text:p>7,33038285837618</text:p>
          </table:table-cell>
          <table:table-cell table:formula="of:=COS([.D30])*[.$A$2] + [.$A$4]" office:value-type="float" office:value="-100" calcext:value-type="float">
            <text:p>-100</text:p>
          </table:table-cell>
          <table:table-cell table:formula="of:=CEILING([.D30]*[.$B$2])" office:value-type="float" office:value="4765" calcext:value-type="float">
            <text:p>4765</text:p>
          </table:table-cell>
          <table:table-cell table:formula="of:=CEILING([.E30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2*PI() * [.C31]/[.$B$4]" office:value-type="float" office:value="7.59218224617533" calcext:value-type="float">
            <text:p>7,59218224617533</text:p>
          </table:table-cell>
          <table:table-cell table:formula="of:=COS([.D31])*[.$A$2] + [.$A$4]" office:value-type="float" office:value="-51.7638090205042" calcext:value-type="float">
            <text:p>-51,7638090205042</text:p>
          </table:table-cell>
          <table:table-cell table:formula="of:=CEILING([.D31]*[.$B$2])" office:value-type="float" office:value="4935" calcext:value-type="float">
            <text:p>4935</text:p>
          </table:table-cell>
          <table:table-cell table:formula="of:=CEILING([.E31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2*PI() * [.C32]/[.$B$4]" office:value-type="float" office:value="7.85398163397448" calcext:value-type="float">
            <text:p>7,85398163397448</text:p>
          </table:table-cell>
          <table:table-cell table:formula="of:=COS([.D32])*[.$A$2] + [.$A$4]" office:value-type="float" office:value="-0.000000000000238868023897393" calcext:value-type="float">
            <text:p>-2,38868023897393E-13</text:p>
          </table:table-cell>
          <table:table-cell table:formula="of:=CEILING([.D32]*[.$B$2])" office:value-type="float" office:value="5106" calcext:value-type="float">
            <text:p>5106</text:p>
          </table:table-cell>
          <table:table-cell table:formula="of:=CEILING([.E32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2*PI() * [.C33]/[.$B$4]" office:value-type="float" office:value="8.11578102177363" calcext:value-type="float">
            <text:p>8,11578102177363</text:p>
          </table:table-cell>
          <table:table-cell table:formula="of:=COS([.D33])*[.$A$2] + [.$A$4]" office:value-type="float" office:value="51.763809020504" calcext:value-type="float">
            <text:p>51,763809020504</text:p>
          </table:table-cell>
          <table:table-cell table:formula="of:=CEILING([.D33]*[.$B$2])" office:value-type="float" office:value="5276" calcext:value-type="float">
            <text:p>5276</text:p>
          </table:table-cell>
          <table:table-cell table:formula="of:=CEILING([.E33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2*PI() * [.C34]/[.$B$4]" office:value-type="float" office:value="8.37758040957278" calcext:value-type="float">
            <text:p>8,37758040957278</text:p>
          </table:table-cell>
          <table:table-cell table:formula="of:=COS([.D34])*[.$A$2] + [.$A$4]" office:value-type="float" office:value="99.9999999999998" calcext:value-type="float">
            <text:p>99,9999999999998</text:p>
          </table:table-cell>
          <table:table-cell table:formula="of:=CEILING([.D34]*[.$B$2])" office:value-type="float" office:value="5446" calcext:value-type="float">
            <text:p>5446</text:p>
          </table:table-cell>
          <table:table-cell table:formula="of:=CEILING([.E34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2*PI() * [.C35]/[.$B$4]" office:value-type="float" office:value="8.63937979737193" calcext:value-type="float">
            <text:p>8,63937979737193</text:p>
          </table:table-cell>
          <table:table-cell table:formula="of:=COS([.D35])*[.$A$2] + [.$A$4]" office:value-type="float" office:value="141.42135623731" calcext:value-type="float">
            <text:p>141,42135623731</text:p>
          </table:table-cell>
          <table:table-cell table:formula="of:=CEILING([.D35]*[.$B$2])" office:value-type="float" office:value="5616" calcext:value-type="float">
            <text:p>5616</text:p>
          </table:table-cell>
          <table:table-cell table:formula="of:=CEILING([.E35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2*PI() * [.C36]/[.$B$4]" office:value-type="float" office:value="8.90117918517108" calcext:value-type="float">
            <text:p>8,90117918517108</text:p>
          </table:table-cell>
          <table:table-cell table:formula="of:=COS([.D36])*[.$A$2] + [.$A$4]" office:value-type="float" office:value="173.205080756888" calcext:value-type="float">
            <text:p>173,205080756888</text:p>
          </table:table-cell>
          <table:table-cell table:formula="of:=CEILING([.D36]*[.$B$2])" office:value-type="float" office:value="5786" calcext:value-type="float">
            <text:p>5786</text:p>
          </table:table-cell>
          <table:table-cell table:formula="of:=CEILING([.E36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2*PI() * [.C37]/[.$B$4]" office:value-type="float" office:value="9.16297857297023" calcext:value-type="float">
            <text:p>9,16297857297023</text:p>
          </table:table-cell>
          <table:table-cell table:formula="of:=COS([.D37])*[.$A$2] + [.$A$4]" office:value-type="float" office:value="193.185165257814" calcext:value-type="float">
            <text:p>193,185165257814</text:p>
          </table:table-cell>
          <table:table-cell table:formula="of:=CEILING([.D37]*[.$B$2])" office:value-type="float" office:value="5956" calcext:value-type="float">
            <text:p>5956</text:p>
          </table:table-cell>
          <table:table-cell table:formula="of:=CEILING([.E37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2*PI() * [.C38]/[.$B$4]" office:value-type="float" office:value="9.42477796076938" calcext:value-type="float">
            <text:p>9,42477796076938</text:p>
          </table:table-cell>
          <table:table-cell table:formula="of:=COS([.D38])*[.$A$2] + [.$A$4]" office:value-type="float" office:value="200" calcext:value-type="float">
            <text:p>200</text:p>
          </table:table-cell>
          <table:table-cell table:formula="of:=CEILING([.D38]*[.$B$2])" office:value-type="float" office:value="6127" calcext:value-type="float">
            <text:p>6127</text:p>
          </table:table-cell>
          <table:table-cell table:formula="of:=CEILING([.E38]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2*PI() * [.C39]/[.$B$4]" office:value-type="float" office:value="9.68657734856853" calcext:value-type="float">
            <text:p>9,68657734856853</text:p>
          </table:table-cell>
          <table:table-cell table:formula="of:=COS([.D39])*[.$A$2] + [.$A$4]" office:value-type="float" office:value="193.185165257814" calcext:value-type="float">
            <text:p>193,185165257814</text:p>
          </table:table-cell>
          <table:table-cell table:formula="of:=CEILING([.D39]*[.$B$2])" office:value-type="float" office:value="6297" calcext:value-type="float">
            <text:p>6297</text:p>
          </table:table-cell>
          <table:table-cell table:formula="of:=CEILING([.E39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2*PI() * [.C40]/[.$B$4]" office:value-type="float" office:value="9.94837673636768" calcext:value-type="float">
            <text:p>9,94837673636768</text:p>
          </table:table-cell>
          <table:table-cell table:formula="of:=COS([.D40])*[.$A$2] + [.$A$4]" office:value-type="float" office:value="173.205080756888" calcext:value-type="float">
            <text:p>173,205080756888</text:p>
          </table:table-cell>
          <table:table-cell table:formula="of:=CEILING([.D40]*[.$B$2])" office:value-type="float" office:value="6467" calcext:value-type="float">
            <text:p>6467</text:p>
          </table:table-cell>
          <table:table-cell table:formula="of:=CEILING([.E40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2*PI() * [.C41]/[.$B$4]" office:value-type="float" office:value="10.2101761241668" calcext:value-type="float">
            <text:p>10,2101761241668</text:p>
          </table:table-cell>
          <table:table-cell table:formula="of:=COS([.D41])*[.$A$2] + [.$A$4]" office:value-type="float" office:value="141.42135623731" calcext:value-type="float">
            <text:p>141,42135623731</text:p>
          </table:table-cell>
          <table:table-cell table:formula="of:=CEILING([.D41]*[.$B$2])" office:value-type="float" office:value="6637" calcext:value-type="float">
            <text:p>6637</text:p>
          </table:table-cell>
          <table:table-cell table:formula="of:=CEILING([.E41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2*PI() * [.C42]/[.$B$4]" office:value-type="float" office:value="10.471975511966" calcext:value-type="float">
            <text:p>10,471975511966</text:p>
          </table:table-cell>
          <table:table-cell table:formula="of:=COS([.D42])*[.$A$2] + [.$A$4]" office:value-type="float" office:value="100" calcext:value-type="float">
            <text:p>100</text:p>
          </table:table-cell>
          <table:table-cell table:formula="of:=CEILING([.D42]*[.$B$2])" office:value-type="float" office:value="6807" calcext:value-type="float">
            <text:p>6807</text:p>
          </table:table-cell>
          <table:table-cell table:formula="of:=CEILING([.E4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2*PI() * [.C43]/[.$B$4]" office:value-type="float" office:value="10.7337748997651" calcext:value-type="float">
            <text:p>10,7337748997651</text:p>
          </table:table-cell>
          <table:table-cell table:formula="of:=COS([.D43])*[.$A$2] + [.$A$4]" office:value-type="float" office:value="51.7638090205045" calcext:value-type="float">
            <text:p>51,7638090205045</text:p>
          </table:table-cell>
          <table:table-cell table:formula="of:=CEILING([.D43]*[.$B$2])" office:value-type="float" office:value="6977" calcext:value-type="float">
            <text:p>6977</text:p>
          </table:table-cell>
          <table:table-cell table:formula="of:=CEILING([.E43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2*PI() * [.C44]/[.$B$4]" office:value-type="float" office:value="10.9955742875643" calcext:value-type="float">
            <text:p>10,9955742875643</text:p>
          </table:table-cell>
          <table:table-cell table:formula="of:=COS([.D44])*[.$A$2] + [.$A$4]" office:value-type="float" office:value="0.0000000000000857252759403147" calcext:value-type="float">
            <text:p>8,57252759403147E-14</text:p>
          </table:table-cell>
          <table:table-cell table:formula="of:=CEILING([.D44]*[.$B$2])" office:value-type="float" office:value="7148" calcext:value-type="float">
            <text:p>7148</text:p>
          </table:table-cell>
          <table:table-cell table:formula="of:=CEILING([.E44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2*PI() * [.C45]/[.$B$4]" office:value-type="float" office:value="11.2573736753634" calcext:value-type="float">
            <text:p>11,2573736753634</text:p>
          </table:table-cell>
          <table:table-cell table:formula="of:=COS([.D45])*[.$A$2] + [.$A$4]" office:value-type="float" office:value="-51.763809020504" calcext:value-type="float">
            <text:p>-51,763809020504</text:p>
          </table:table-cell>
          <table:table-cell table:formula="of:=CEILING([.D45]*[.$B$2])" office:value-type="float" office:value="7318" calcext:value-type="float">
            <text:p>7318</text:p>
          </table:table-cell>
          <table:table-cell table:formula="of:=CEILING([.E45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2*PI() * [.C46]/[.$B$4]" office:value-type="float" office:value="11.5191730631626" calcext:value-type="float">
            <text:p>11,5191730631626</text:p>
          </table:table-cell>
          <table:table-cell table:formula="of:=COS([.D46])*[.$A$2] + [.$A$4]" office:value-type="float" office:value="-99.9999999999998" calcext:value-type="float">
            <text:p>-99,9999999999998</text:p>
          </table:table-cell>
          <table:table-cell table:formula="of:=CEILING([.D46]*[.$B$2])" office:value-type="float" office:value="7488" calcext:value-type="float">
            <text:p>7488</text:p>
          </table:table-cell>
          <table:table-cell table:formula="of:=CEILING([.E46])" office:value-type="float" office:value="-99" calcext:value-type="float">
            <text:p>-99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2*PI() * [.C47]/[.$B$4]" office:value-type="float" office:value="11.7809724509617" calcext:value-type="float">
            <text:p>11,7809724509617</text:p>
          </table:table-cell>
          <table:table-cell table:formula="of:=COS([.D47])*[.$A$2] + [.$A$4]" office:value-type="float" office:value="-141.42135623731" calcext:value-type="float">
            <text:p>-141,42135623731</text:p>
          </table:table-cell>
          <table:table-cell table:formula="of:=CEILING([.D47]*[.$B$2])" office:value-type="float" office:value="7658" calcext:value-type="float">
            <text:p>7658</text:p>
          </table:table-cell>
          <table:table-cell table:formula="of:=CEILING([.E47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2*PI() * [.C48]/[.$B$4]" office:value-type="float" office:value="12.0427718387609" calcext:value-type="float">
            <text:p>12,0427718387609</text:p>
          </table:table-cell>
          <table:table-cell table:formula="of:=COS([.D48])*[.$A$2] + [.$A$4]" office:value-type="float" office:value="-173.205080756888" calcext:value-type="float">
            <text:p>-173,205080756888</text:p>
          </table:table-cell>
          <table:table-cell table:formula="of:=CEILING([.D48]*[.$B$2])" office:value-type="float" office:value="7828" calcext:value-type="float">
            <text:p>7828</text:p>
          </table:table-cell>
          <table:table-cell table:formula="of:=CEILING([.E48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2*PI() * [.C49]/[.$B$4]" office:value-type="float" office:value="12.30457122656" calcext:value-type="float">
            <text:p>12,30457122656</text:p>
          </table:table-cell>
          <table:table-cell table:formula="of:=COS([.D49])*[.$A$2] + [.$A$4]" office:value-type="float" office:value="-193.185165257814" calcext:value-type="float">
            <text:p>-193,185165257814</text:p>
          </table:table-cell>
          <table:table-cell table:formula="of:=CEILING([.D49]*[.$B$2])" office:value-type="float" office:value="7998" calcext:value-type="float">
            <text:p>7998</text:p>
          </table:table-cell>
          <table:table-cell table:formula="of:=CEILING([.E49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2*PI() * [.C50]/[.$B$4]" office:value-type="float" office:value="12.5663706143592" calcext:value-type="float">
            <text:p>12,5663706143592</text:p>
          </table:table-cell>
          <table:table-cell table:formula="of:=COS([.D50])*[.$A$2] + [.$A$4]" office:value-type="float" office:value="-200" calcext:value-type="float">
            <text:p>-200</text:p>
          </table:table-cell>
          <table:table-cell table:formula="of:=CEILING([.D50]*[.$B$2])" office:value-type="float" office:value="8169" calcext:value-type="float">
            <text:p>8169</text:p>
          </table:table-cell>
          <table:table-cell table:formula="of:=CEILING([.E50])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2*PI() * [.C51]/[.$B$4]" office:value-type="float" office:value="12.8281700021583" calcext:value-type="float">
            <text:p>12,8281700021583</text:p>
          </table:table-cell>
          <table:table-cell table:formula="of:=COS([.D51])*[.$A$2] + [.$A$4]" office:value-type="float" office:value="-193.185165257814" calcext:value-type="float">
            <text:p>-193,185165257814</text:p>
          </table:table-cell>
          <table:table-cell table:formula="of:=CEILING([.D51]*[.$B$2])" office:value-type="float" office:value="8339" calcext:value-type="float">
            <text:p>8339</text:p>
          </table:table-cell>
          <table:table-cell table:formula="of:=CEILING([.E51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2*PI() * [.C52]/[.$B$4]" office:value-type="float" office:value="13.0899693899575" calcext:value-type="float">
            <text:p>13,0899693899575</text:p>
          </table:table-cell>
          <table:table-cell table:formula="of:=COS([.D52])*[.$A$2] + [.$A$4]" office:value-type="float" office:value="-173.205080756888" calcext:value-type="float">
            <text:p>-173,205080756888</text:p>
          </table:table-cell>
          <table:table-cell table:formula="of:=CEILING([.D52]*[.$B$2])" office:value-type="float" office:value="8509" calcext:value-type="float">
            <text:p>8509</text:p>
          </table:table-cell>
          <table:table-cell table:formula="of:=CEILING([.E52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2*PI() * [.C53]/[.$B$4]" office:value-type="float" office:value="13.3517687777566" calcext:value-type="float">
            <text:p>13,3517687777566</text:p>
          </table:table-cell>
          <table:table-cell table:formula="of:=COS([.D53])*[.$A$2] + [.$A$4]" office:value-type="float" office:value="-141.42135623731" calcext:value-type="float">
            <text:p>-141,42135623731</text:p>
          </table:table-cell>
          <table:table-cell table:formula="of:=CEILING([.D53]*[.$B$2])" office:value-type="float" office:value="8679" calcext:value-type="float">
            <text:p>8679</text:p>
          </table:table-cell>
          <table:table-cell table:formula="of:=CEILING([.E53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2*PI() * [.C54]/[.$B$4]" office:value-type="float" office:value="13.6135681655558" calcext:value-type="float">
            <text:p>13,6135681655558</text:p>
          </table:table-cell>
          <table:table-cell table:formula="of:=COS([.D54])*[.$A$2] + [.$A$4]" office:value-type="float" office:value="-100" calcext:value-type="float">
            <text:p>-100</text:p>
          </table:table-cell>
          <table:table-cell table:formula="of:=CEILING([.D54]*[.$B$2])" office:value-type="float" office:value="8849" calcext:value-type="float">
            <text:p>8849</text:p>
          </table:table-cell>
          <table:table-cell table:formula="of:=CEILING([.E54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2*PI() * [.C55]/[.$B$4]" office:value-type="float" office:value="13.8753675533549" calcext:value-type="float">
            <text:p>13,8753675533549</text:p>
          </table:table-cell>
          <table:table-cell table:formula="of:=COS([.D55])*[.$A$2] + [.$A$4]" office:value-type="float" office:value="-51.7638090205042" calcext:value-type="float">
            <text:p>-51,7638090205042</text:p>
          </table:table-cell>
          <table:table-cell table:formula="of:=CEILING([.D55]*[.$B$2])" office:value-type="float" office:value="9019" calcext:value-type="float">
            <text:p>9019</text:p>
          </table:table-cell>
          <table:table-cell table:formula="of:=CEILING([.E55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2*PI() * [.C56]/[.$B$4]" office:value-type="float" office:value="14.1371669411541" calcext:value-type="float">
            <text:p>14,1371669411541</text:p>
          </table:table-cell>
          <table:table-cell table:formula="of:=COS([.D56])*[.$A$2] + [.$A$4]" office:value-type="float" office:value="-0.000000000000110218211923262" calcext:value-type="float">
            <text:p>-1,10218211923262E-13</text:p>
          </table:table-cell>
          <table:table-cell table:formula="of:=CEILING([.D56]*[.$B$2])" office:value-type="float" office:value="9190" calcext:value-type="float">
            <text:p>9190</text:p>
          </table:table-cell>
          <table:table-cell table:formula="of:=CEILING([.E56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2*PI() * [.C57]/[.$B$4]" office:value-type="float" office:value="14.3989663289532" calcext:value-type="float">
            <text:p>14,3989663289532</text:p>
          </table:table-cell>
          <table:table-cell table:formula="of:=COS([.D57])*[.$A$2] + [.$A$4]" office:value-type="float" office:value="51.7638090205043" calcext:value-type="float">
            <text:p>51,7638090205043</text:p>
          </table:table-cell>
          <table:table-cell table:formula="of:=CEILING([.D57]*[.$B$2])" office:value-type="float" office:value="9360" calcext:value-type="float">
            <text:p>9360</text:p>
          </table:table-cell>
          <table:table-cell table:formula="of:=CEILING([.E57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2*PI() * [.C58]/[.$B$4]" office:value-type="float" office:value="14.6607657167524" calcext:value-type="float">
            <text:p>14,6607657167524</text:p>
          </table:table-cell>
          <table:table-cell table:formula="of:=COS([.D58])*[.$A$2] + [.$A$4]" office:value-type="float" office:value="99.9999999999998" calcext:value-type="float">
            <text:p>99,9999999999998</text:p>
          </table:table-cell>
          <table:table-cell table:formula="of:=CEILING([.D58]*[.$B$2])" office:value-type="float" office:value="9530" calcext:value-type="float">
            <text:p>9530</text:p>
          </table:table-cell>
          <table:table-cell table:formula="of:=CEILING([.E5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2*PI() * [.C59]/[.$B$4]" office:value-type="float" office:value="14.9225651045515" calcext:value-type="float">
            <text:p>14,9225651045515</text:p>
          </table:table-cell>
          <table:table-cell table:formula="of:=COS([.D59])*[.$A$2] + [.$A$4]" office:value-type="float" office:value="141.421356237309" calcext:value-type="float">
            <text:p>141,421356237309</text:p>
          </table:table-cell>
          <table:table-cell table:formula="of:=CEILING([.D59]*[.$B$2])" office:value-type="float" office:value="9700" calcext:value-type="float">
            <text:p>9700</text:p>
          </table:table-cell>
          <table:table-cell table:formula="of:=CEILING([.E59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2*PI() * [.C60]/[.$B$4]" office:value-type="float" office:value="15.1843644923507" calcext:value-type="float">
            <text:p>15,1843644923507</text:p>
          </table:table-cell>
          <table:table-cell table:formula="of:=COS([.D60])*[.$A$2] + [.$A$4]" office:value-type="float" office:value="173.205080756888" calcext:value-type="float">
            <text:p>173,205080756888</text:p>
          </table:table-cell>
          <table:table-cell table:formula="of:=CEILING([.D60]*[.$B$2])" office:value-type="float" office:value="9870" calcext:value-type="float">
            <text:p>9870</text:p>
          </table:table-cell>
          <table:table-cell table:formula="of:=CEILING([.E60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2*PI() * [.C61]/[.$B$4]" office:value-type="float" office:value="15.4461638801498" calcext:value-type="float">
            <text:p>15,4461638801498</text:p>
          </table:table-cell>
          <table:table-cell table:formula="of:=COS([.D61])*[.$A$2] + [.$A$4]" office:value-type="float" office:value="193.185165257814" calcext:value-type="float">
            <text:p>193,185165257814</text:p>
          </table:table-cell>
          <table:table-cell table:formula="of:=CEILING([.D61]*[.$B$2])" office:value-type="float" office:value="10041" calcext:value-type="float">
            <text:p>10041</text:p>
          </table:table-cell>
          <table:table-cell table:formula="of:=CEILING([.E61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2*PI() * [.C62]/[.$B$4]" office:value-type="float" office:value="15.707963267949" calcext:value-type="float">
            <text:p>15,707963267949</text:p>
          </table:table-cell>
          <table:table-cell table:formula="of:=COS([.D62])*[.$A$2] + [.$A$4]" office:value-type="float" office:value="200" calcext:value-type="float">
            <text:p>200</text:p>
          </table:table-cell>
          <table:table-cell table:formula="of:=CEILING([.D62]*[.$B$2])" office:value-type="float" office:value="10211" calcext:value-type="float">
            <text:p>10211</text:p>
          </table:table-cell>
          <table:table-cell table:formula="of:=CEILING([.E62]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2*PI() * [.C63]/[.$B$4]" office:value-type="float" office:value="15.9697626557481" calcext:value-type="float">
            <text:p>15,9697626557481</text:p>
          </table:table-cell>
          <table:table-cell table:formula="of:=COS([.D63])*[.$A$2] + [.$A$4]" office:value-type="float" office:value="193.185165257814" calcext:value-type="float">
            <text:p>193,185165257814</text:p>
          </table:table-cell>
          <table:table-cell table:formula="of:=CEILING([.D63]*[.$B$2])" office:value-type="float" office:value="10381" calcext:value-type="float">
            <text:p>10381</text:p>
          </table:table-cell>
          <table:table-cell table:formula="of:=CEILING([.E63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2*PI() * [.C64]/[.$B$4]" office:value-type="float" office:value="16.2315620435473" calcext:value-type="float">
            <text:p>16,2315620435473</text:p>
          </table:table-cell>
          <table:table-cell table:formula="of:=COS([.D64])*[.$A$2] + [.$A$4]" office:value-type="float" office:value="173.205080756888" calcext:value-type="float">
            <text:p>173,205080756888</text:p>
          </table:table-cell>
          <table:table-cell table:formula="of:=CEILING([.D64]*[.$B$2])" office:value-type="float" office:value="10551" calcext:value-type="float">
            <text:p>10551</text:p>
          </table:table-cell>
          <table:table-cell table:formula="of:=CEILING([.E64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2*PI() * [.C65]/[.$B$4]" office:value-type="float" office:value="16.4933614313464" calcext:value-type="float">
            <text:p>16,4933614313464</text:p>
          </table:table-cell>
          <table:table-cell table:formula="of:=COS([.D65])*[.$A$2] + [.$A$4]" office:value-type="float" office:value="141.421356237309" calcext:value-type="float">
            <text:p>141,421356237309</text:p>
          </table:table-cell>
          <table:table-cell table:formula="of:=CEILING([.D65]*[.$B$2])" office:value-type="float" office:value="10721" calcext:value-type="float">
            <text:p>10721</text:p>
          </table:table-cell>
          <table:table-cell table:formula="of:=CEILING([.E65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2*PI() * [.C66]/[.$B$4]" office:value-type="float" office:value="16.7551608191456" calcext:value-type="float">
            <text:p>16,7551608191456</text:p>
          </table:table-cell>
          <table:table-cell table:formula="of:=COS([.D66])*[.$A$2] + [.$A$4]" office:value-type="float" office:value="100" calcext:value-type="float">
            <text:p>100</text:p>
          </table:table-cell>
          <table:table-cell table:formula="of:=CEILING([.D66]*[.$B$2])" office:value-type="float" office:value="10891" calcext:value-type="float">
            <text:p>10891</text:p>
          </table:table-cell>
          <table:table-cell table:formula="of:=CEILING([.E66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2*PI() * [.C67]/[.$B$4]" office:value-type="float" office:value="17.0169602069447" calcext:value-type="float">
            <text:p>17,0169602069447</text:p>
          </table:table-cell>
          <table:table-cell table:formula="of:=COS([.D67])*[.$A$2] + [.$A$4]" office:value-type="float" office:value="51.7638090205042" calcext:value-type="float">
            <text:p>51,7638090205042</text:p>
          </table:table-cell>
          <table:table-cell table:formula="of:=CEILING([.D67]*[.$B$2])" office:value-type="float" office:value="11062" calcext:value-type="float">
            <text:p>11062</text:p>
          </table:table-cell>
          <table:table-cell table:formula="of:=CEILING([.E67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2*PI() * [.C68]/[.$B$4]" office:value-type="float" office:value="17.2787595947439" calcext:value-type="float">
            <text:p>17,2787595947439</text:p>
          </table:table-cell>
          <table:table-cell table:formula="of:=COS([.D68])*[.$A$2] + [.$A$4]" office:value-type="float" office:value="-0.000000000000220560219973841" calcext:value-type="float">
            <text:p>-2,20560219973841E-13</text:p>
          </table:table-cell>
          <table:table-cell table:formula="of:=CEILING([.D68]*[.$B$2])" office:value-type="float" office:value="11232" calcext:value-type="float">
            <text:p>11232</text:p>
          </table:table-cell>
          <table:table-cell table:formula="of:=CEILING([.E68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2*PI() * [.C69]/[.$B$4]" office:value-type="float" office:value="17.540558982543" calcext:value-type="float">
            <text:p>17,540558982543</text:p>
          </table:table-cell>
          <table:table-cell table:formula="of:=COS([.D69])*[.$A$2] + [.$A$4]" office:value-type="float" office:value="-51.763809020504" calcext:value-type="float">
            <text:p>-51,763809020504</text:p>
          </table:table-cell>
          <table:table-cell table:formula="of:=CEILING([.D69]*[.$B$2])" office:value-type="float" office:value="11402" calcext:value-type="float">
            <text:p>11402</text:p>
          </table:table-cell>
          <table:table-cell table:formula="of:=CEILING([.E69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2*PI() * [.C70]/[.$B$4]" office:value-type="float" office:value="17.8023583703422" calcext:value-type="float">
            <text:p>17,8023583703422</text:p>
          </table:table-cell>
          <table:table-cell table:formula="of:=COS([.D70])*[.$A$2] + [.$A$4]" office:value-type="float" office:value="-100" calcext:value-type="float">
            <text:p>-100</text:p>
          </table:table-cell>
          <table:table-cell table:formula="of:=CEILING([.D70]*[.$B$2])" office:value-type="float" office:value="11572" calcext:value-type="float">
            <text:p>11572</text:p>
          </table:table-cell>
          <table:table-cell table:formula="of:=CEILING([.E70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2*PI() * [.C71]/[.$B$4]" office:value-type="float" office:value="18.0641577581413" calcext:value-type="float">
            <text:p>18,0641577581413</text:p>
          </table:table-cell>
          <table:table-cell table:formula="of:=COS([.D71])*[.$A$2] + [.$A$4]" office:value-type="float" office:value="-141.421356237309" calcext:value-type="float">
            <text:p>-141,421356237309</text:p>
          </table:table-cell>
          <table:table-cell table:formula="of:=CEILING([.D71]*[.$B$2])" office:value-type="float" office:value="11742" calcext:value-type="float">
            <text:p>11742</text:p>
          </table:table-cell>
          <table:table-cell table:formula="of:=CEILING([.E71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2*PI() * [.C72]/[.$B$4]" office:value-type="float" office:value="18.3259571459405" calcext:value-type="float">
            <text:p>18,3259571459405</text:p>
          </table:table-cell>
          <table:table-cell table:formula="of:=COS([.D72])*[.$A$2] + [.$A$4]" office:value-type="float" office:value="-173.205080756888" calcext:value-type="float">
            <text:p>-173,205080756888</text:p>
          </table:table-cell>
          <table:table-cell table:formula="of:=CEILING([.D72]*[.$B$2])" office:value-type="float" office:value="11912" calcext:value-type="float">
            <text:p>11912</text:p>
          </table:table-cell>
          <table:table-cell table:formula="of:=CEILING([.E72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2*PI() * [.C73]/[.$B$4]" office:value-type="float" office:value="18.5877565337396" calcext:value-type="float">
            <text:p>18,5877565337396</text:p>
          </table:table-cell>
          <table:table-cell table:formula="of:=COS([.D73])*[.$A$2] + [.$A$4]" office:value-type="float" office:value="-193.185165257814" calcext:value-type="float">
            <text:p>-193,185165257814</text:p>
          </table:table-cell>
          <table:table-cell table:formula="of:=CEILING([.D73]*[.$B$2])" office:value-type="float" office:value="12083" calcext:value-type="float">
            <text:p>12083</text:p>
          </table:table-cell>
          <table:table-cell table:formula="of:=CEILING([.E73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2*PI() * [.C74]/[.$B$4]" office:value-type="float" office:value="18.8495559215388" calcext:value-type="float">
            <text:p>18,8495559215388</text:p>
          </table:table-cell>
          <table:table-cell table:formula="of:=COS([.D74])*[.$A$2] + [.$A$4]" office:value-type="float" office:value="-200" calcext:value-type="float">
            <text:p>-200</text:p>
          </table:table-cell>
          <table:table-cell table:formula="of:=CEILING([.D74]*[.$B$2])" office:value-type="float" office:value="12253" calcext:value-type="float">
            <text:p>12253</text:p>
          </table:table-cell>
          <table:table-cell table:formula="of:=CEILING([.E74])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2*PI() * [.C75]/[.$B$4]" office:value-type="float" office:value="19.1113553093379" calcext:value-type="float">
            <text:p>19,1113553093379</text:p>
          </table:table-cell>
          <table:table-cell table:formula="of:=COS([.D75])*[.$A$2] + [.$A$4]" office:value-type="float" office:value="-193.185165257814" calcext:value-type="float">
            <text:p>-193,185165257814</text:p>
          </table:table-cell>
          <table:table-cell table:formula="of:=CEILING([.D75]*[.$B$2])" office:value-type="float" office:value="12423" calcext:value-type="float">
            <text:p>12423</text:p>
          </table:table-cell>
          <table:table-cell table:formula="of:=CEILING([.E75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2*PI() * [.C76]/[.$B$4]" office:value-type="float" office:value="19.3731546971371" calcext:value-type="float">
            <text:p>19,3731546971371</text:p>
          </table:table-cell>
          <table:table-cell table:formula="of:=COS([.D76])*[.$A$2] + [.$A$4]" office:value-type="float" office:value="-173.205080756888" calcext:value-type="float">
            <text:p>-173,205080756888</text:p>
          </table:table-cell>
          <table:table-cell table:formula="of:=CEILING([.D76]*[.$B$2])" office:value-type="float" office:value="12593" calcext:value-type="float">
            <text:p>12593</text:p>
          </table:table-cell>
          <table:table-cell table:formula="of:=CEILING([.E76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2*PI() * [.C77]/[.$B$4]" office:value-type="float" office:value="19.6349540849362" calcext:value-type="float">
            <text:p>19,6349540849362</text:p>
          </table:table-cell>
          <table:table-cell table:formula="of:=COS([.D77])*[.$A$2] + [.$A$4]" office:value-type="float" office:value="-141.421356237309" calcext:value-type="float">
            <text:p>-141,421356237309</text:p>
          </table:table-cell>
          <table:table-cell table:formula="of:=CEILING([.D77]*[.$B$2])" office:value-type="float" office:value="12763" calcext:value-type="float">
            <text:p>12763</text:p>
          </table:table-cell>
          <table:table-cell table:formula="of:=CEILING([.E77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2*PI() * [.C78]/[.$B$4]" office:value-type="float" office:value="19.8967534727354" calcext:value-type="float">
            <text:p>19,8967534727354</text:p>
          </table:table-cell>
          <table:table-cell table:formula="of:=COS([.D78])*[.$A$2] + [.$A$4]" office:value-type="float" office:value="-100" calcext:value-type="float">
            <text:p>-100</text:p>
          </table:table-cell>
          <table:table-cell table:formula="of:=CEILING([.D78]*[.$B$2])" office:value-type="float" office:value="12933" calcext:value-type="float">
            <text:p>12933</text:p>
          </table:table-cell>
          <table:table-cell table:formula="of:=CEILING([.E78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2*PI() * [.C79]/[.$B$4]" office:value-type="float" office:value="20.1585528605345" calcext:value-type="float">
            <text:p>20,1585528605345</text:p>
          </table:table-cell>
          <table:table-cell table:formula="of:=COS([.D79])*[.$A$2] + [.$A$4]" office:value-type="float" office:value="-51.7638090205043" calcext:value-type="float">
            <text:p>-51,7638090205043</text:p>
          </table:table-cell>
          <table:table-cell table:formula="of:=CEILING([.D79]*[.$B$2])" office:value-type="float" office:value="13104" calcext:value-type="float">
            <text:p>13104</text:p>
          </table:table-cell>
          <table:table-cell table:formula="of:=CEILING([.E79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2*PI() * [.C80]/[.$B$4]" office:value-type="float" office:value="20.4203522483337" calcext:value-type="float">
            <text:p>20,4203522483337</text:p>
          </table:table-cell>
          <table:table-cell table:formula="of:=COS([.D80])*[.$A$2] + [.$A$4]" office:value-type="float" office:value="-0.000000000000514475451769206" calcext:value-type="float">
            <text:p>-5,14475451769206E-13</text:p>
          </table:table-cell>
          <table:table-cell table:formula="of:=CEILING([.D80]*[.$B$2])" office:value-type="float" office:value="13274" calcext:value-type="float">
            <text:p>13274</text:p>
          </table:table-cell>
          <table:table-cell table:formula="of:=CEILING([.E80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2*PI() * [.C81]/[.$B$4]" office:value-type="float" office:value="20.6821516361328" calcext:value-type="float">
            <text:p>20,6821516361328</text:p>
          </table:table-cell>
          <table:table-cell table:formula="of:=COS([.D81])*[.$A$2] + [.$A$4]" office:value-type="float" office:value="51.7638090205039" calcext:value-type="float">
            <text:p>51,7638090205039</text:p>
          </table:table-cell>
          <table:table-cell table:formula="of:=CEILING([.D81]*[.$B$2])" office:value-type="float" office:value="13444" calcext:value-type="float">
            <text:p>13444</text:p>
          </table:table-cell>
          <table:table-cell table:formula="of:=CEILING([.E81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2*PI() * [.C82]/[.$B$4]" office:value-type="float" office:value="20.943951023932" calcext:value-type="float">
            <text:p>20,943951023932</text:p>
          </table:table-cell>
          <table:table-cell table:formula="of:=COS([.D82])*[.$A$2] + [.$A$4]" office:value-type="float" office:value="100" calcext:value-type="float">
            <text:p>100</text:p>
          </table:table-cell>
          <table:table-cell table:formula="of:=CEILING([.D82]*[.$B$2])" office:value-type="float" office:value="13614" calcext:value-type="float">
            <text:p>13614</text:p>
          </table:table-cell>
          <table:table-cell table:formula="of:=CEILING([.E82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2*PI() * [.C83]/[.$B$4]" office:value-type="float" office:value="21.2057504117311" calcext:value-type="float">
            <text:p>21,2057504117311</text:p>
          </table:table-cell>
          <table:table-cell table:formula="of:=COS([.D83])*[.$A$2] + [.$A$4]" office:value-type="float" office:value="141.421356237309" calcext:value-type="float">
            <text:p>141,421356237309</text:p>
          </table:table-cell>
          <table:table-cell table:formula="of:=CEILING([.D83]*[.$B$2])" office:value-type="float" office:value="13784" calcext:value-type="float">
            <text:p>13784</text:p>
          </table:table-cell>
          <table:table-cell table:formula="of:=CEILING([.E83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2*PI() * [.C84]/[.$B$4]" office:value-type="float" office:value="21.4675497995303" calcext:value-type="float">
            <text:p>21,4675497995303</text:p>
          </table:table-cell>
          <table:table-cell table:formula="of:=COS([.D84])*[.$A$2] + [.$A$4]" office:value-type="float" office:value="173.205080756887" calcext:value-type="float">
            <text:p>173,205080756887</text:p>
          </table:table-cell>
          <table:table-cell table:formula="of:=CEILING([.D84]*[.$B$2])" office:value-type="float" office:value="13954" calcext:value-type="float">
            <text:p>13954</text:p>
          </table:table-cell>
          <table:table-cell table:formula="of:=CEILING([.E84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2*PI() * [.C85]/[.$B$4]" office:value-type="float" office:value="21.7293491873294" calcext:value-type="float">
            <text:p>21,7293491873294</text:p>
          </table:table-cell>
          <table:table-cell table:formula="of:=COS([.D85])*[.$A$2] + [.$A$4]" office:value-type="float" office:value="193.185165257814" calcext:value-type="float">
            <text:p>193,185165257814</text:p>
          </table:table-cell>
          <table:table-cell table:formula="of:=CEILING([.D85]*[.$B$2])" office:value-type="float" office:value="14125" calcext:value-type="float">
            <text:p>14125</text:p>
          </table:table-cell>
          <table:table-cell table:formula="of:=CEILING([.E85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2*PI() * [.C86]/[.$B$4]" office:value-type="float" office:value="21.9911485751286" calcext:value-type="float">
            <text:p>21,9911485751286</text:p>
          </table:table-cell>
          <table:table-cell table:formula="of:=COS([.D86])*[.$A$2] + [.$A$4]" office:value-type="float" office:value="200" calcext:value-type="float">
            <text:p>200</text:p>
          </table:table-cell>
          <table:table-cell table:formula="of:=CEILING([.D86]*[.$B$2])" office:value-type="float" office:value="14295" calcext:value-type="float">
            <text:p>14295</text:p>
          </table:table-cell>
          <table:table-cell table:formula="of:=CEILING([.E86]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2*PI() * [.C87]/[.$B$4]" office:value-type="float" office:value="22.2529479629277" calcext:value-type="float">
            <text:p>22,2529479629277</text:p>
          </table:table-cell>
          <table:table-cell table:formula="of:=COS([.D87])*[.$A$2] + [.$A$4]" office:value-type="float" office:value="193.185165257814" calcext:value-type="float">
            <text:p>193,185165257814</text:p>
          </table:table-cell>
          <table:table-cell table:formula="of:=CEILING([.D87]*[.$B$2])" office:value-type="float" office:value="14465" calcext:value-type="float">
            <text:p>14465</text:p>
          </table:table-cell>
          <table:table-cell table:formula="of:=CEILING([.E87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2*PI() * [.C88]/[.$B$4]" office:value-type="float" office:value="22.5147473507269" calcext:value-type="float">
            <text:p>22,5147473507269</text:p>
          </table:table-cell>
          <table:table-cell table:formula="of:=COS([.D88])*[.$A$2] + [.$A$4]" office:value-type="float" office:value="173.205080756888" calcext:value-type="float">
            <text:p>173,205080756888</text:p>
          </table:table-cell>
          <table:table-cell table:formula="of:=CEILING([.D88]*[.$B$2])" office:value-type="float" office:value="14635" calcext:value-type="float">
            <text:p>14635</text:p>
          </table:table-cell>
          <table:table-cell table:formula="of:=CEILING([.E88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2*PI() * [.C89]/[.$B$4]" office:value-type="float" office:value="22.776546738526" calcext:value-type="float">
            <text:p>22,776546738526</text:p>
          </table:table-cell>
          <table:table-cell table:formula="of:=COS([.D89])*[.$A$2] + [.$A$4]" office:value-type="float" office:value="141.42135623731" calcext:value-type="float">
            <text:p>141,42135623731</text:p>
          </table:table-cell>
          <table:table-cell table:formula="of:=CEILING([.D89]*[.$B$2])" office:value-type="float" office:value="14805" calcext:value-type="float">
            <text:p>14805</text:p>
          </table:table-cell>
          <table:table-cell table:formula="of:=CEILING([.E89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2*PI() * [.C90]/[.$B$4]" office:value-type="float" office:value="23.0383461263252" calcext:value-type="float">
            <text:p>23,0383461263252</text:p>
          </table:table-cell>
          <table:table-cell table:formula="of:=COS([.D90])*[.$A$2] + [.$A$4]" office:value-type="float" office:value="100" calcext:value-type="float">
            <text:p>100</text:p>
          </table:table-cell>
          <table:table-cell table:formula="of:=CEILING([.D90]*[.$B$2])" office:value-type="float" office:value="14975" calcext:value-type="float">
            <text:p>14975</text:p>
          </table:table-cell>
          <table:table-cell table:formula="of:=CEILING([.E90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2*PI() * [.C91]/[.$B$4]" office:value-type="float" office:value="23.3001455141243" calcext:value-type="float">
            <text:p>23,3001455141243</text:p>
          </table:table-cell>
          <table:table-cell table:formula="of:=COS([.D91])*[.$A$2] + [.$A$4]" office:value-type="float" office:value="51.7638090205043" calcext:value-type="float">
            <text:p>51,7638090205043</text:p>
          </table:table-cell>
          <table:table-cell table:formula="of:=CEILING([.D91]*[.$B$2])" office:value-type="float" office:value="15146" calcext:value-type="float">
            <text:p>15146</text:p>
          </table:table-cell>
          <table:table-cell table:formula="of:=CEILING([.E91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2*PI() * [.C92]/[.$B$4]" office:value-type="float" office:value="23.5619449019235" calcext:value-type="float">
            <text:p>23,5619449019235</text:p>
          </table:table-cell>
          <table:table-cell table:formula="of:=COS([.D92])*[.$A$2] + [.$A$4]" office:value-type="float" office:value="-0.000000000000171574348007947" calcext:value-type="float">
            <text:p>-1,71574348007947E-13</text:p>
          </table:table-cell>
          <table:table-cell table:formula="of:=CEILING([.D92]*[.$B$2])" office:value-type="float" office:value="15316" calcext:value-type="float">
            <text:p>15316</text:p>
          </table:table-cell>
          <table:table-cell table:formula="of:=CEILING([.E92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2*PI() * [.C93]/[.$B$4]" office:value-type="float" office:value="23.8237442897226" calcext:value-type="float">
            <text:p>23,8237442897226</text:p>
          </table:table-cell>
          <table:table-cell table:formula="of:=COS([.D93])*[.$A$2] + [.$A$4]" office:value-type="float" office:value="-51.7638090205039" calcext:value-type="float">
            <text:p>-51,7638090205039</text:p>
          </table:table-cell>
          <table:table-cell table:formula="of:=CEILING([.D93]*[.$B$2])" office:value-type="float" office:value="15486" calcext:value-type="float">
            <text:p>15486</text:p>
          </table:table-cell>
          <table:table-cell table:formula="of:=CEILING([.E93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2*PI() * [.C94]/[.$B$4]" office:value-type="float" office:value="24.0855436775217" calcext:value-type="float">
            <text:p>24,0855436775217</text:p>
          </table:table-cell>
          <table:table-cell table:formula="of:=COS([.D94])*[.$A$2] + [.$A$4]" office:value-type="float" office:value="-99.9999999999994" calcext:value-type="float">
            <text:p>-99,9999999999994</text:p>
          </table:table-cell>
          <table:table-cell table:formula="of:=CEILING([.D94]*[.$B$2])" office:value-type="float" office:value="15656" calcext:value-type="float">
            <text:p>15656</text:p>
          </table:table-cell>
          <table:table-cell table:formula="of:=CEILING([.E94])" office:value-type="float" office:value="-99" calcext:value-type="float">
            <text:p>-99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2*PI() * [.C95]/[.$B$4]" office:value-type="float" office:value="24.3473430653209" calcext:value-type="float">
            <text:p>24,3473430653209</text:p>
          </table:table-cell>
          <table:table-cell table:formula="of:=COS([.D95])*[.$A$2] + [.$A$4]" office:value-type="float" office:value="-141.421356237309" calcext:value-type="float">
            <text:p>-141,421356237309</text:p>
          </table:table-cell>
          <table:table-cell table:formula="of:=CEILING([.D95]*[.$B$2])" office:value-type="float" office:value="15826" calcext:value-type="float">
            <text:p>15826</text:p>
          </table:table-cell>
          <table:table-cell table:formula="of:=CEILING([.E95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2*PI() * [.C96]/[.$B$4]" office:value-type="float" office:value="24.60914245312" calcext:value-type="float">
            <text:p>24,60914245312</text:p>
          </table:table-cell>
          <table:table-cell table:formula="of:=COS([.D96])*[.$A$2] + [.$A$4]" office:value-type="float" office:value="-173.205080756888" calcext:value-type="float">
            <text:p>-173,205080756888</text:p>
          </table:table-cell>
          <table:table-cell table:formula="of:=CEILING([.D96]*[.$B$2])" office:value-type="float" office:value="15996" calcext:value-type="float">
            <text:p>15996</text:p>
          </table:table-cell>
          <table:table-cell table:formula="of:=CEILING([.E96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2*PI() * [.C97]/[.$B$4]" office:value-type="float" office:value="24.8709418409192" calcext:value-type="float">
            <text:p>24,8709418409192</text:p>
          </table:table-cell>
          <table:table-cell table:formula="of:=COS([.D97])*[.$A$2] + [.$A$4]" office:value-type="float" office:value="-193.185165257814" calcext:value-type="float">
            <text:p>-193,185165257814</text:p>
          </table:table-cell>
          <table:table-cell table:formula="of:=CEILING([.D97]*[.$B$2])" office:value-type="float" office:value="16167" calcext:value-type="float">
            <text:p>16167</text:p>
          </table:table-cell>
          <table:table-cell table:formula="of:=CEILING([.E97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2*PI() * [.C98]/[.$B$4]" office:value-type="float" office:value="25.1327412287183" calcext:value-type="float">
            <text:p>25,1327412287183</text:p>
          </table:table-cell>
          <table:table-cell table:formula="of:=COS([.D98])*[.$A$2] + [.$A$4]" office:value-type="float" office:value="-200" calcext:value-type="float">
            <text:p>-200</text:p>
          </table:table-cell>
          <table:table-cell table:formula="of:=CEILING([.D98]*[.$B$2])" office:value-type="float" office:value="16337" calcext:value-type="float">
            <text:p>16337</text:p>
          </table:table-cell>
          <table:table-cell table:formula="of:=CEILING([.E98])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2*PI() * [.C99]/[.$B$4]" office:value-type="float" office:value="25.3945406165175" calcext:value-type="float">
            <text:p>25,3945406165175</text:p>
          </table:table-cell>
          <table:table-cell table:formula="of:=COS([.D99])*[.$A$2] + [.$A$4]" office:value-type="float" office:value="-193.185165257814" calcext:value-type="float">
            <text:p>-193,185165257814</text:p>
          </table:table-cell>
          <table:table-cell table:formula="of:=CEILING([.D99]*[.$B$2])" office:value-type="float" office:value="16507" calcext:value-type="float">
            <text:p>16507</text:p>
          </table:table-cell>
          <table:table-cell table:formula="of:=CEILING([.E99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2*PI() * [.C100]/[.$B$4]" office:value-type="float" office:value="25.6563400043166" calcext:value-type="float">
            <text:p>25,6563400043166</text:p>
          </table:table-cell>
          <table:table-cell table:formula="of:=COS([.D100])*[.$A$2] + [.$A$4]" office:value-type="float" office:value="-173.205080756888" calcext:value-type="float">
            <text:p>-173,205080756888</text:p>
          </table:table-cell>
          <table:table-cell table:formula="of:=CEILING([.D100]*[.$B$2])" office:value-type="float" office:value="16677" calcext:value-type="float">
            <text:p>16677</text:p>
          </table:table-cell>
          <table:table-cell table:formula="of:=CEILING([.E100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2*PI() * [.C101]/[.$B$4]" office:value-type="float" office:value="25.9181393921158" calcext:value-type="float">
            <text:p>25,9181393921158</text:p>
          </table:table-cell>
          <table:table-cell table:formula="of:=COS([.D101])*[.$A$2] + [.$A$4]" office:value-type="float" office:value="-141.42135623731" calcext:value-type="float">
            <text:p>-141,42135623731</text:p>
          </table:table-cell>
          <table:table-cell table:formula="of:=CEILING([.D101]*[.$B$2])" office:value-type="float" office:value="16847" calcext:value-type="float">
            <text:p>16847</text:p>
          </table:table-cell>
          <table:table-cell table:formula="of:=CEILING([.E101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2*PI() * [.C102]/[.$B$4]" office:value-type="float" office:value="26.1799387799149" calcext:value-type="float">
            <text:p>26,1799387799149</text:p>
          </table:table-cell>
          <table:table-cell table:formula="of:=COS([.D102])*[.$A$2] + [.$A$4]" office:value-type="float" office:value="-99.9999999999998" calcext:value-type="float">
            <text:p>-99,9999999999998</text:p>
          </table:table-cell>
          <table:table-cell table:formula="of:=CEILING([.D102]*[.$B$2])" office:value-type="float" office:value="17017" calcext:value-type="float">
            <text:p>17017</text:p>
          </table:table-cell>
          <table:table-cell table:formula="of:=CEILING([.E102])" office:value-type="float" office:value="-99" calcext:value-type="float">
            <text:p>-9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2*PI() * [.C103]/[.$B$4]" office:value-type="float" office:value="26.4417381677141" calcext:value-type="float">
            <text:p>26,4417381677141</text:p>
          </table:table-cell>
          <table:table-cell table:formula="of:=COS([.D103])*[.$A$2] + [.$A$4]" office:value-type="float" office:value="-51.7638090205043" calcext:value-type="float">
            <text:p>-51,7638090205043</text:p>
          </table:table-cell>
          <table:table-cell table:formula="of:=CEILING([.D103]*[.$B$2])" office:value-type="float" office:value="17188" calcext:value-type="float">
            <text:p>17188</text:p>
          </table:table-cell>
          <table:table-cell table:formula="of:=CEILING([.E103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2*PI() * [.C104]/[.$B$4]" office:value-type="float" office:value="26.7035375555132" calcext:value-type="float">
            <text:p>26,7035375555132</text:p>
          </table:table-cell>
          <table:table-cell table:formula="of:=COS([.D104])*[.$A$2] + [.$A$4]" office:value-type="float" office:value="-0.0000000000005634613237351" calcext:value-type="float">
            <text:p>-5,634613237351E-13</text:p>
          </table:table-cell>
          <table:table-cell table:formula="of:=CEILING([.D104]*[.$B$2])" office:value-type="float" office:value="17358" calcext:value-type="float">
            <text:p>17358</text:p>
          </table:table-cell>
          <table:table-cell table:formula="of:=CEILING([.E104])" office:value-type="float" office:value="-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2*PI() * [.C105]/[.$B$4]" office:value-type="float" office:value="26.9653369433124" calcext:value-type="float">
            <text:p>26,9653369433124</text:p>
          </table:table-cell>
          <table:table-cell table:formula="of:=COS([.D105])*[.$A$2] + [.$A$4]" office:value-type="float" office:value="51.7638090205039" calcext:value-type="float">
            <text:p>51,7638090205039</text:p>
          </table:table-cell>
          <table:table-cell table:formula="of:=CEILING([.D105]*[.$B$2])" office:value-type="float" office:value="17528" calcext:value-type="float">
            <text:p>17528</text:p>
          </table:table-cell>
          <table:table-cell table:formula="of:=CEILING([.E105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2*PI() * [.C106]/[.$B$4]" office:value-type="float" office:value="27.2271363311115" calcext:value-type="float">
            <text:p>27,2271363311115</text:p>
          </table:table-cell>
          <table:table-cell table:formula="of:=COS([.D106])*[.$A$2] + [.$A$4]" office:value-type="float" office:value="100" calcext:value-type="float">
            <text:p>100</text:p>
          </table:table-cell>
          <table:table-cell table:formula="of:=CEILING([.D106]*[.$B$2])" office:value-type="float" office:value="17698" calcext:value-type="float">
            <text:p>17698</text:p>
          </table:table-cell>
          <table:table-cell table:formula="of:=CEILING([.E106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2*PI() * [.C107]/[.$B$4]" office:value-type="float" office:value="27.4889357189107" calcext:value-type="float">
            <text:p>27,4889357189107</text:p>
          </table:table-cell>
          <table:table-cell table:formula="of:=COS([.D107])*[.$A$2] + [.$A$4]" office:value-type="float" office:value="141.42135623731" calcext:value-type="float">
            <text:p>141,42135623731</text:p>
          </table:table-cell>
          <table:table-cell table:formula="of:=CEILING([.D107]*[.$B$2])" office:value-type="float" office:value="17868" calcext:value-type="float">
            <text:p>17868</text:p>
          </table:table-cell>
          <table:table-cell table:formula="of:=CEILING([.E107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2*PI() * [.C108]/[.$B$4]" office:value-type="float" office:value="27.7507351067098" calcext:value-type="float">
            <text:p>27,7507351067098</text:p>
          </table:table-cell>
          <table:table-cell table:formula="of:=COS([.D108])*[.$A$2] + [.$A$4]" office:value-type="float" office:value="173.205080756888" calcext:value-type="float">
            <text:p>173,205080756888</text:p>
          </table:table-cell>
          <table:table-cell table:formula="of:=CEILING([.D108]*[.$B$2])" office:value-type="float" office:value="18038" calcext:value-type="float">
            <text:p>18038</text:p>
          </table:table-cell>
          <table:table-cell table:formula="of:=CEILING([.E108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2*PI() * [.C109]/[.$B$4]" office:value-type="float" office:value="28.012534494509" calcext:value-type="float">
            <text:p>28,012534494509</text:p>
          </table:table-cell>
          <table:table-cell table:formula="of:=COS([.D109])*[.$A$2] + [.$A$4]" office:value-type="float" office:value="193.185165257814" calcext:value-type="float">
            <text:p>193,185165257814</text:p>
          </table:table-cell>
          <table:table-cell table:formula="of:=CEILING([.D109]*[.$B$2])" office:value-type="float" office:value="18209" calcext:value-type="float">
            <text:p>18209</text:p>
          </table:table-cell>
          <table:table-cell table:formula="of:=CEILING([.E109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2*PI() * [.C110]/[.$B$4]" office:value-type="float" office:value="28.2743338823081" calcext:value-type="float">
            <text:p>28,2743338823081</text:p>
          </table:table-cell>
          <table:table-cell table:formula="of:=COS([.D110])*[.$A$2] + [.$A$4]" office:value-type="float" office:value="200" calcext:value-type="float">
            <text:p>200</text:p>
          </table:table-cell>
          <table:table-cell table:formula="of:=CEILING([.D110]*[.$B$2])" office:value-type="float" office:value="18379" calcext:value-type="float">
            <text:p>18379</text:p>
          </table:table-cell>
          <table:table-cell table:formula="of:=CEILING([.E110]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2*PI() * [.C111]/[.$B$4]" office:value-type="float" office:value="28.5361332701073" calcext:value-type="float">
            <text:p>28,5361332701073</text:p>
          </table:table-cell>
          <table:table-cell table:formula="of:=COS([.D111])*[.$A$2] + [.$A$4]" office:value-type="float" office:value="193.185165257814" calcext:value-type="float">
            <text:p>193,185165257814</text:p>
          </table:table-cell>
          <table:table-cell table:formula="of:=CEILING([.D111]*[.$B$2])" office:value-type="float" office:value="18549" calcext:value-type="float">
            <text:p>18549</text:p>
          </table:table-cell>
          <table:table-cell table:formula="of:=CEILING([.E111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2*PI() * [.C112]/[.$B$4]" office:value-type="float" office:value="28.7979326579064" calcext:value-type="float">
            <text:p>28,7979326579064</text:p>
          </table:table-cell>
          <table:table-cell table:formula="of:=COS([.D112])*[.$A$2] + [.$A$4]" office:value-type="float" office:value="173.205080756888" calcext:value-type="float">
            <text:p>173,205080756888</text:p>
          </table:table-cell>
          <table:table-cell table:formula="of:=CEILING([.D112]*[.$B$2])" office:value-type="float" office:value="18719" calcext:value-type="float">
            <text:p>18719</text:p>
          </table:table-cell>
          <table:table-cell table:formula="of:=CEILING([.E112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2*PI() * [.C113]/[.$B$4]" office:value-type="float" office:value="29.0597320457056" calcext:value-type="float">
            <text:p>29,0597320457056</text:p>
          </table:table-cell>
          <table:table-cell table:formula="of:=COS([.D113])*[.$A$2] + [.$A$4]" office:value-type="float" office:value="141.42135623731" calcext:value-type="float">
            <text:p>141,42135623731</text:p>
          </table:table-cell>
          <table:table-cell table:formula="of:=CEILING([.D113]*[.$B$2])" office:value-type="float" office:value="18889" calcext:value-type="float">
            <text:p>18889</text:p>
          </table:table-cell>
          <table:table-cell table:formula="of:=CEILING([.E113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2*PI() * [.C114]/[.$B$4]" office:value-type="float" office:value="29.3215314335047" calcext:value-type="float">
            <text:p>29,3215314335047</text:p>
          </table:table-cell>
          <table:table-cell table:formula="of:=COS([.D114])*[.$A$2] + [.$A$4]" office:value-type="float" office:value="100" calcext:value-type="float">
            <text:p>100</text:p>
          </table:table-cell>
          <table:table-cell table:formula="of:=CEILING([.D114]*[.$B$2])" office:value-type="float" office:value="19059" calcext:value-type="float">
            <text:p>19059</text:p>
          </table:table-cell>
          <table:table-cell table:formula="of:=CEILING([.E114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2*PI() * [.C115]/[.$B$4]" office:value-type="float" office:value="29.5833308213039" calcext:value-type="float">
            <text:p>29,5833308213039</text:p>
          </table:table-cell>
          <table:table-cell table:formula="of:=COS([.D115])*[.$A$2] + [.$A$4]" office:value-type="float" office:value="51.7638090205043" calcext:value-type="float">
            <text:p>51,7638090205043</text:p>
          </table:table-cell>
          <table:table-cell table:formula="of:=CEILING([.D115]*[.$B$2])" office:value-type="float" office:value="19230" calcext:value-type="float">
            <text:p>19230</text:p>
          </table:table-cell>
          <table:table-cell table:formula="of:=CEILING([.E115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2*PI() * [.C116]/[.$B$4]" office:value-type="float" office:value="29.845130209103" calcext:value-type="float">
            <text:p>29,845130209103</text:p>
          </table:table-cell>
          <table:table-cell table:formula="of:=COS([.D116])*[.$A$2] + [.$A$4]" office:value-type="float" office:value="0.000000000000587954259718047" calcext:value-type="float">
            <text:p>5,87954259718047E-13</text:p>
          </table:table-cell>
          <table:table-cell table:formula="of:=CEILING([.D116]*[.$B$2])" office:value-type="float" office:value="19400" calcext:value-type="float">
            <text:p>19400</text:p>
          </table:table-cell>
          <table:table-cell table:formula="of:=CEILING([.E116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2*PI() * [.C117]/[.$B$4]" office:value-type="float" office:value="30.1069295969022" calcext:value-type="float">
            <text:p>30,1069295969022</text:p>
          </table:table-cell>
          <table:table-cell table:formula="of:=COS([.D117])*[.$A$2] + [.$A$4]" office:value-type="float" office:value="-51.7638090205046" calcext:value-type="float">
            <text:p>-51,7638090205046</text:p>
          </table:table-cell>
          <table:table-cell table:formula="of:=CEILING([.D117]*[.$B$2])" office:value-type="float" office:value="19570" calcext:value-type="float">
            <text:p>19570</text:p>
          </table:table-cell>
          <table:table-cell table:formula="of:=CEILING([.E117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2*PI() * [.C118]/[.$B$4]" office:value-type="float" office:value="30.3687289847013" calcext:value-type="float">
            <text:p>30,3687289847013</text:p>
          </table:table-cell>
          <table:table-cell table:formula="of:=COS([.D118])*[.$A$2] + [.$A$4]" office:value-type="float" office:value="-100" calcext:value-type="float">
            <text:p>-100</text:p>
          </table:table-cell>
          <table:table-cell table:formula="of:=CEILING([.D118]*[.$B$2])" office:value-type="float" office:value="19740" calcext:value-type="float">
            <text:p>19740</text:p>
          </table:table-cell>
          <table:table-cell table:formula="of:=CEILING([.E118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2*PI() * [.C119]/[.$B$4]" office:value-type="float" office:value="30.6305283725005" calcext:value-type="float">
            <text:p>30,6305283725005</text:p>
          </table:table-cell>
          <table:table-cell table:formula="of:=COS([.D119])*[.$A$2] + [.$A$4]" office:value-type="float" office:value="-141.421356237309" calcext:value-type="float">
            <text:p>-141,421356237309</text:p>
          </table:table-cell>
          <table:table-cell table:formula="of:=CEILING([.D119]*[.$B$2])" office:value-type="float" office:value="19910" calcext:value-type="float">
            <text:p>19910</text:p>
          </table:table-cell>
          <table:table-cell table:formula="of:=CEILING([.E119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2*PI() * [.C120]/[.$B$4]" office:value-type="float" office:value="30.8923277602996" calcext:value-type="float">
            <text:p>30,8923277602996</text:p>
          </table:table-cell>
          <table:table-cell table:formula="of:=COS([.D120])*[.$A$2] + [.$A$4]" office:value-type="float" office:value="-173.205080756888" calcext:value-type="float">
            <text:p>-173,205080756888</text:p>
          </table:table-cell>
          <table:table-cell table:formula="of:=CEILING([.D120]*[.$B$2])" office:value-type="float" office:value="20081" calcext:value-type="float">
            <text:p>20081</text:p>
          </table:table-cell>
          <table:table-cell table:formula="of:=CEILING([.E120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2*PI() * [.C121]/[.$B$4]" office:value-type="float" office:value="31.1541271480988" calcext:value-type="float">
            <text:p>31,1541271480988</text:p>
          </table:table-cell>
          <table:table-cell table:formula="of:=COS([.D121])*[.$A$2] + [.$A$4]" office:value-type="float" office:value="-193.185165257814" calcext:value-type="float">
            <text:p>-193,185165257814</text:p>
          </table:table-cell>
          <table:table-cell table:formula="of:=CEILING([.D121]*[.$B$2])" office:value-type="float" office:value="20251" calcext:value-type="float">
            <text:p>20251</text:p>
          </table:table-cell>
          <table:table-cell table:formula="of:=CEILING([.E121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2*PI() * [.C122]/[.$B$4]" office:value-type="float" office:value="31.4159265358979" calcext:value-type="float">
            <text:p>31,4159265358979</text:p>
          </table:table-cell>
          <table:table-cell table:formula="of:=COS([.D122])*[.$A$2] + [.$A$4]" office:value-type="float" office:value="-200" calcext:value-type="float">
            <text:p>-200</text:p>
          </table:table-cell>
          <table:table-cell table:formula="of:=CEILING([.D122]*[.$B$2])" office:value-type="float" office:value="20421" calcext:value-type="float">
            <text:p>20421</text:p>
          </table:table-cell>
          <table:table-cell table:formula="of:=CEILING([.E122])" office:value-type="float" office:value="-200" calcext:value-type="float">
            <text:p>-200</text:p>
          </table:table-cell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2*PI() * [.C123]/[.$B$4]" office:value-type="float" office:value="31.6777259236971" calcext:value-type="float">
            <text:p>31,6777259236971</text:p>
          </table:table-cell>
          <table:table-cell table:formula="of:=COS([.D123])*[.$A$2] + [.$A$4]" office:value-type="float" office:value="-193.185165257814" calcext:value-type="float">
            <text:p>-193,185165257814</text:p>
          </table:table-cell>
          <table:table-cell table:formula="of:=CEILING([.D123]*[.$B$2])" office:value-type="float" office:value="20591" calcext:value-type="float">
            <text:p>20591</text:p>
          </table:table-cell>
          <table:table-cell table:formula="of:=CEILING([.E123])" office:value-type="float" office:value="-193" calcext:value-type="float">
            <text:p>-193</text:p>
          </table:table-cell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2*PI() * [.C124]/[.$B$4]" office:value-type="float" office:value="31.9395253114962" calcext:value-type="float">
            <text:p>31,9395253114962</text:p>
          </table:table-cell>
          <table:table-cell table:formula="of:=COS([.D124])*[.$A$2] + [.$A$4]" office:value-type="float" office:value="-173.205080756888" calcext:value-type="float">
            <text:p>-173,205080756888</text:p>
          </table:table-cell>
          <table:table-cell table:formula="of:=CEILING([.D124]*[.$B$2])" office:value-type="float" office:value="20761" calcext:value-type="float">
            <text:p>20761</text:p>
          </table:table-cell>
          <table:table-cell table:formula="of:=CEILING([.E124])" office:value-type="float" office:value="-173" calcext:value-type="float">
            <text:p>-173</text:p>
          </table:table-cell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2*PI() * [.C125]/[.$B$4]" office:value-type="float" office:value="32.2013246992954" calcext:value-type="float">
            <text:p>32,2013246992954</text:p>
          </table:table-cell>
          <table:table-cell table:formula="of:=COS([.D125])*[.$A$2] + [.$A$4]" office:value-type="float" office:value="-141.42135623731" calcext:value-type="float">
            <text:p>-141,42135623731</text:p>
          </table:table-cell>
          <table:table-cell table:formula="of:=CEILING([.D125]*[.$B$2])" office:value-type="float" office:value="20931" calcext:value-type="float">
            <text:p>20931</text:p>
          </table:table-cell>
          <table:table-cell table:formula="of:=CEILING([.E125])" office:value-type="float" office:value="-141" calcext:value-type="float">
            <text:p>-141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2*PI() * [.C126]/[.$B$4]" office:value-type="float" office:value="32.4631240870945" calcext:value-type="float">
            <text:p>32,4631240870945</text:p>
          </table:table-cell>
          <table:table-cell table:formula="of:=COS([.D126])*[.$A$2] + [.$A$4]" office:value-type="float" office:value="-100" calcext:value-type="float">
            <text:p>-100</text:p>
          </table:table-cell>
          <table:table-cell table:formula="of:=CEILING([.D126]*[.$B$2])" office:value-type="float" office:value="21102" calcext:value-type="float">
            <text:p>21102</text:p>
          </table:table-cell>
          <table:table-cell table:formula="of:=CEILING([.E126])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2*PI() * [.C127]/[.$B$4]" office:value-type="float" office:value="32.7249234748937" calcext:value-type="float">
            <text:p>32,7249234748937</text:p>
          </table:table-cell>
          <table:table-cell table:formula="of:=COS([.D127])*[.$A$2] + [.$A$4]" office:value-type="float" office:value="-51.7638090205043" calcext:value-type="float">
            <text:p>-51,7638090205043</text:p>
          </table:table-cell>
          <table:table-cell table:formula="of:=CEILING([.D127]*[.$B$2])" office:value-type="float" office:value="21272" calcext:value-type="float">
            <text:p>21272</text:p>
          </table:table-cell>
          <table:table-cell table:formula="of:=CEILING([.E127])" office:value-type="float" office:value="-51" calcext:value-type="float">
            <text:p>-51</text:p>
          </table:table-cell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2*PI() * [.C128]/[.$B$4]" office:value-type="float" office:value="32.9867228626928" calcext:value-type="float">
            <text:p>32,9867228626928</text:p>
          </table:table-cell>
          <table:table-cell table:formula="of:=COS([.D128])*[.$A$2] + [.$A$4]" office:value-type="float" office:value="0.0000000000000980955400591059" calcext:value-type="float">
            <text:p>9,80955400591059E-14</text:p>
          </table:table-cell>
          <table:table-cell table:formula="of:=CEILING([.D128]*[.$B$2])" office:value-type="float" office:value="21442" calcext:value-type="float">
            <text:p>21442</text:p>
          </table:table-cell>
          <table:table-cell table:formula="of:=CEILING([.E128])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2*PI() * [.C129]/[.$B$4]" office:value-type="float" office:value="33.248522250492" calcext:value-type="float">
            <text:p>33,248522250492</text:p>
          </table:table-cell>
          <table:table-cell table:formula="of:=COS([.D129])*[.$A$2] + [.$A$4]" office:value-type="float" office:value="51.7638090205045" calcext:value-type="float">
            <text:p>51,7638090205045</text:p>
          </table:table-cell>
          <table:table-cell table:formula="of:=CEILING([.D129]*[.$B$2])" office:value-type="float" office:value="21612" calcext:value-type="float">
            <text:p>21612</text:p>
          </table:table-cell>
          <table:table-cell table:formula="of:=CEILING([.E129])"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2*PI() * [.C130]/[.$B$4]" office:value-type="float" office:value="33.5103216382911" calcext:value-type="float">
            <text:p>33,5103216382911</text:p>
          </table:table-cell>
          <table:table-cell table:formula="of:=COS([.D130])*[.$A$2] + [.$A$4]" office:value-type="float" office:value="99.9999999999994" calcext:value-type="float">
            <text:p>99,9999999999994</text:p>
          </table:table-cell>
          <table:table-cell table:formula="of:=CEILING([.D130]*[.$B$2])" office:value-type="float" office:value="21782" calcext:value-type="float">
            <text:p>21782</text:p>
          </table:table-cell>
          <table:table-cell table:formula="of:=CEILING([.E130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2*PI() * [.C131]/[.$B$4]" office:value-type="float" office:value="33.7721210260903" calcext:value-type="float">
            <text:p>33,7721210260903</text:p>
          </table:table-cell>
          <table:table-cell table:formula="of:=COS([.D131])*[.$A$2] + [.$A$4]" office:value-type="float" office:value="141.421356237309" calcext:value-type="float">
            <text:p>141,421356237309</text:p>
          </table:table-cell>
          <table:table-cell table:formula="of:=CEILING([.D131]*[.$B$2])" office:value-type="float" office:value="21952" calcext:value-type="float">
            <text:p>21952</text:p>
          </table:table-cell>
          <table:table-cell table:formula="of:=CEILING([.E131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2*PI() * [.C132]/[.$B$4]" office:value-type="float" office:value="34.0339204138894" calcext:value-type="float">
            <text:p>34,0339204138894</text:p>
          </table:table-cell>
          <table:table-cell table:formula="of:=COS([.D132])*[.$A$2] + [.$A$4]" office:value-type="float" office:value="173.205080756888" calcext:value-type="float">
            <text:p>173,205080756888</text:p>
          </table:table-cell>
          <table:table-cell table:formula="of:=CEILING([.D132]*[.$B$2])" office:value-type="float" office:value="22123" calcext:value-type="float">
            <text:p>22123</text:p>
          </table:table-cell>
          <table:table-cell table:formula="of:=CEILING([.E132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2*PI() * [.C133]/[.$B$4]" office:value-type="float" office:value="34.2957198016886" calcext:value-type="float">
            <text:p>34,2957198016886</text:p>
          </table:table-cell>
          <table:table-cell table:formula="of:=COS([.D133])*[.$A$2] + [.$A$4]" office:value-type="float" office:value="193.185165257814" calcext:value-type="float">
            <text:p>193,185165257814</text:p>
          </table:table-cell>
          <table:table-cell table:formula="of:=CEILING([.D133]*[.$B$2])" office:value-type="float" office:value="22293" calcext:value-type="float">
            <text:p>22293</text:p>
          </table:table-cell>
          <table:table-cell table:formula="of:=CEILING([.E133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2*PI() * [.C134]/[.$B$4]" office:value-type="float" office:value="34.5575191894877" calcext:value-type="float">
            <text:p>34,5575191894877</text:p>
          </table:table-cell>
          <table:table-cell table:formula="of:=COS([.D134])*[.$A$2] + [.$A$4]" office:value-type="float" office:value="200" calcext:value-type="float">
            <text:p>200</text:p>
          </table:table-cell>
          <table:table-cell table:formula="of:=CEILING([.D134]*[.$B$2])" office:value-type="float" office:value="22463" calcext:value-type="float">
            <text:p>22463</text:p>
          </table:table-cell>
          <table:table-cell table:formula="of:=CEILING([.E134])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2*PI() * [.C135]/[.$B$4]" office:value-type="float" office:value="34.8193185772869" calcext:value-type="float">
            <text:p>34,8193185772869</text:p>
          </table:table-cell>
          <table:table-cell table:formula="of:=COS([.D135])*[.$A$2] + [.$A$4]" office:value-type="float" office:value="193.185165257814" calcext:value-type="float">
            <text:p>193,185165257814</text:p>
          </table:table-cell>
          <table:table-cell table:formula="of:=CEILING([.D135]*[.$B$2])" office:value-type="float" office:value="22633" calcext:value-type="float">
            <text:p>22633</text:p>
          </table:table-cell>
          <table:table-cell table:formula="of:=CEILING([.E135])" office:value-type="float" office:value="194" calcext:value-type="float">
            <text:p>194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2*PI() * [.C136]/[.$B$4]" office:value-type="float" office:value="35.081117965086" calcext:value-type="float">
            <text:p>35,081117965086</text:p>
          </table:table-cell>
          <table:table-cell table:formula="of:=COS([.D136])*[.$A$2] + [.$A$4]" office:value-type="float" office:value="173.205080756888" calcext:value-type="float">
            <text:p>173,205080756888</text:p>
          </table:table-cell>
          <table:table-cell table:formula="of:=CEILING([.D136]*[.$B$2])" office:value-type="float" office:value="22803" calcext:value-type="float">
            <text:p>22803</text:p>
          </table:table-cell>
          <table:table-cell table:formula="of:=CEILING([.E136])" office:value-type="float" office:value="174" calcext:value-type="float">
            <text:p>174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2*PI() * [.C137]/[.$B$4]" office:value-type="float" office:value="35.3429173528852" calcext:value-type="float">
            <text:p>35,3429173528852</text:p>
          </table:table-cell>
          <table:table-cell table:formula="of:=COS([.D137])*[.$A$2] + [.$A$4]" office:value-type="float" office:value="141.42135623731" calcext:value-type="float">
            <text:p>141,42135623731</text:p>
          </table:table-cell>
          <table:table-cell table:formula="of:=CEILING([.D137]*[.$B$2])" office:value-type="float" office:value="22973" calcext:value-type="float">
            <text:p>22973</text:p>
          </table:table-cell>
          <table:table-cell table:formula="of:=CEILING([.E137])" office:value-type="float" office:value="142" calcext:value-type="float">
            <text:p>142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2*PI() * [.C138]/[.$B$4]" office:value-type="float" office:value="35.6047167406843" calcext:value-type="float">
            <text:p>35,6047167406843</text:p>
          </table:table-cell>
          <table:table-cell table:formula="of:=COS([.D138])*[.$A$2] + [.$A$4]" office:value-type="float" office:value="99.9999999999998" calcext:value-type="float">
            <text:p>99,9999999999998</text:p>
          </table:table-cell>
          <table:table-cell table:formula="of:=CEILING([.D138]*[.$B$2])" office:value-type="float" office:value="23144" calcext:value-type="float">
            <text:p>23144</text:p>
          </table:table-cell>
          <table:table-cell table:formula="of:=CEILING([.E138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8:18:45.883000000</meta:creation-date>
    <dc:date>2024-02-12T21:12:11.232000000</dc:date>
    <meta:editing-duration>PT2H53M25S</meta:editing-duration>
    <meta:editing-cycles>1</meta:editing-cycles>
    <meta:document-statistic meta:table-count="1" meta:cell-count="698" meta:object-count="1"/>
    <meta:generator>LibreOffice/7.6.2.1$Windows_X86_64 LibreOffice_project/56f7684011345957bbf33a7ee678afaf4d2ba33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04cm" svg:y="4.203cm" style:legend-expansion="high" chart:style-name="ch2"/>
        <chart:plot-area chart:style-name="ch3" table:cell-range-address="List1.F2:List1.G26" svg:x="0.319cm" svg:y="0.18cm" svg:width="12.402cm" svg:height="8.645cm">
          <chart:coordinate-region svg:x="1.231cm" svg:y="0.379cm" svg:width="11.119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st1.G2:List1.G26" chart:class="chart:scatter">
            <chart:domain table:cell-range-address="List1.F2:List1.F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F</text:p>
              </table:table-cell>
              <table:table-cell office:value-type="string">
                <text:p>Sloupec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t1.F2:List1.F26</svg:desc>
                </draw:g>
              </table:table-cell>
              <table:table-cell office:value-type="float" office:value="-200">
                <text:p>-200</text:p>
                <draw:g>
                  <svg:desc>List1.G2:List1.G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1">
                <text:p>341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1">
                <text:p>51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81">
                <text:p>68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1">
                <text:p>85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2">
                <text:p>10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92">
                <text:p>11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2">
                <text:p>13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2">
                <text:p>15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2">
                <text:p>170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72">
                <text:p>187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3">
                <text:p>20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13">
                <text:p>22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83">
                <text:p>238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3">
                <text:p>255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23">
                <text:p>27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93">
                <text:p>289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64">
                <text:p>30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34">
                <text:p>3234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04">
                <text:p>340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74">
                <text:p>3574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44">
                <text:p>3744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14">
                <text:p>3914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85">
                <text:p>4085</text:p>
              </table:table-cell>
              <table:table-cell office:value-type="float" office:value="-200">
                <text:p>-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